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e58f" officeooo:paragraph-rsid="0009e58f"/>
    </style:style>
    <style:style style:name="P2" style:family="paragraph" style:parent-style-name="Standard">
      <style:paragraph-properties fo:text-align="start" style:justify-single-word="false"/>
      <style:text-properties officeooo:rsid="0009e58f" officeooo:paragraph-rsid="0009e58f"/>
    </style:style>
    <style:style style:name="P3" style:family="paragraph" style:parent-style-name="Standard">
      <style:paragraph-properties fo:margin-top="0.0791in" fo:margin-bottom="0.0791in" loext:contextual-spacing="false" fo:text-align="start" style:justify-single-word="false"/>
      <style:text-properties officeooo:rsid="000cd781" officeooo:paragraph-rsid="000cd781"/>
    </style:style>
    <style:style style:name="P4" style:family="paragraph" style:parent-style-name="Standard">
      <style:paragraph-properties fo:text-align="start" style:justify-single-word="false"/>
      <style:text-properties officeooo:rsid="0009e58f" officeooo:paragraph-rsid="0009e58f"/>
    </style:style>
    <style:style style:name="P5" style:family="paragraph" style:parent-style-name="Standard" style:list-style-name="L1">
      <style:paragraph-properties fo:margin-top="0.0791in" fo:margin-bottom="0.0791in" loext:contextual-spacing="false" fo:text-align="start" style:justify-single-word="false"/>
      <style:text-properties officeooo:rsid="0009e58f" officeooo:paragraph-rsid="0009e58f"/>
    </style:style>
    <style:style style:name="P6" style:family="paragraph" style:parent-style-name="Standard" style:list-style-name="L1">
      <style:paragraph-properties fo:margin-top="0.0791in" fo:margin-bottom="0.0791in" loext:contextual-spacing="false" fo:text-align="start" style:justify-single-word="false"/>
      <style:text-properties officeooo:rsid="000b3a35" officeooo:paragraph-rsid="000b3a35"/>
    </style:style>
    <style:style style:name="P7" style:family="paragraph" style:parent-style-name="Standard" style:list-style-name="L1">
      <style:paragraph-properties fo:margin-top="0.0791in" fo:margin-bottom="0.0791in" loext:contextual-spacing="false" fo:text-align="start" style:justify-single-word="false"/>
      <style:text-properties officeooo:rsid="000f30be" officeooo:paragraph-rsid="000f30be"/>
    </style:style>
    <style:style style:name="P8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officeooo:rsid="000f30be" officeooo:paragraph-rsid="000f30be"/>
    </style:style>
    <style:style style:name="P9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officeooo:rsid="000fa3ba" officeooo:paragraph-rsid="000fa3ba"/>
    </style:style>
    <style:style style:name="T1" style:family="text">
      <style:text-properties officeooo:rsid="000b3a35"/>
    </style:style>
    <style:style style:name="T2" style:family="text">
      <style:text-properties officeooo:rsid="000e734d"/>
    </style:style>
    <style:style style:name="T3" style:family="text">
      <style:text-properties officeooo:rsid="000f30be"/>
    </style:style>
    <style:style style:name="T4" style:family="text">
      <style:text-properties officeooo:rsid="0009e5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 Senior Project</text:p>
      <text:p text:style-name="P2"/>
      <text:p text:style-name="P2">Front end: Java swing desktop application that uses JDBC to connect to the back end</text:p>
      <text:list xml:id="list3051065837" text:style-name="L2">
        <text:list-item>
          <text:p text:style-name="P8">Handles information lookup/searching</text:p>
        </text:list-item>
        <text:list-item>
          <text:p text:style-name="P8">Creates pdf reports of tests stored in the database</text:p>
        </text:list-item>
        <text:list-item>
          <text:p text:style-name="P9">Requires user login</text:p>
          <text:p text:style-name="P8"><text:span text:style-name="T4"><text:tab/></text:span></text:p>
        </text:list-item>
      </text:list>
      <text:p text:style-name="P2">Back end: Mysql database that will hold the following information </text:p>
      <text:list xml:id="list1843807457" text:style-name="L1">
        <text:list-item>
          <text:p text:style-name="P5"><text:span text:style-name="T1">C</text:span>urrent and past samples including a small amount of identification information such as the source, <text:span text:style-name="T1">the contact for the source, and the amount.</text:span></text:p>
        </text:list-item>
        <text:list-item>
          <text:p text:style-name="P6">Information about the steps of a test, actions taken during a test, measurements, and results</text:p>
        </text:list-item>
        <text:list-item>
          <text:p text:style-name="P7">Notifications and administrative information about users, inventory, etc.</text:p>
        </text:list-item>
      </text:list>
      <text:p text:style-name="P3">The purpose of this information system is to replace the paper records that are currently being maintained. It is relatively small-scale as it <text:span text:style-name="T3">is</text:span> built to hold <text:span text:style-name="T2">information for a single la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09:23:55.104284594</meta:creation-date>
    <dc:date>2019-04-22T11:29:55.104044363</dc:date>
    <meta:editing-duration>PT12M38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1" meta:paragraph-count="11" meta:word-count="128" meta:character-count="779" meta:non-whitespace-character-count="666"/>
  </office:meta>
</office:document-meta>
</file>